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fo:min-height="2.691cm"/>
    </style:style>
    <style:style style:name="gr5" style:family="graphic" style:parent-style-name="standard">
      <style:graphic-properties draw:stroke="none" svg:stroke-color="#000000" draw:fill="none" draw:fill-color="#ffffff" fo:min-height="0.936cm"/>
    </style:style>
    <style:style style:name="gr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001cm" svg:height="18.082cm" svg:x="2.001cm" svg:y="9.021cm">
          <text:p text:style-name="P1">FPGA</text:p>
        </draw:rect>
        <draw:rect draw:style-name="gr1" draw:text-style-name="P1" draw:layer="layout" svg:width="3.067cm" svg:height="2.044cm" svg:x="2.013cm" svg:y="8.981cm">
          <text:p text:style-name="P1">VGA</text:p>
        </draw:rect>
        <draw:line draw:style-name="gr2" draw:text-style-name="P1" draw:layer="layout" svg:x1="17.03cm" svg:y1="10.541cm" svg:x2="13.969cm" svg:y2="10.541cm">
          <text:p/>
        </draw:line>
        <draw:line draw:style-name="gr2" draw:text-style-name="P1" draw:layer="layout" svg:x1="17.081cm" svg:y1="11.566cm" svg:x2="13.958cm" svg:y2="11.566cm">
          <text:p/>
        </draw:line>
        <draw:frame draw:style-name="gr3" draw:layer="layout" svg:width="2.277cm" svg:height="0.963cm" svg:x="14.539cm" svg:y="9.711cm">
          <draw:text-box>
            <text:p>D[7:0]</text:p>
          </draw:text-box>
        </draw:frame>
        <draw:frame draw:style-name="gr3" draw:layer="layout" svg:width="2.277cm" svg:height="0.963cm" svg:x="14.54cm" svg:y="9.712cm">
          <draw:text-box>
            <text:p>D[7:0]</text:p>
          </draw:text-box>
        </draw:frame>
        <draw:frame draw:style-name="gr3" draw:layer="layout" svg:width="1.443cm" svg:height="0.963cm" svg:x="14.895cm" svg:y="10.812cm">
          <draw:text-box>
            <text:p>RE</text:p>
          </draw:text-box>
        </draw:frame>
        <draw:rect draw:style-name="gr1" draw:text-style-name="P1" draw:layer="layout" svg:width="1.035cm" svg:height="3.859cm" svg:x="12.949cm" svg:y="10.088cm">
          <text:p text:style-name="P1">I</text:p>
          <text:p text:style-name="P1">N</text:p>
        </draw:rect>
        <draw:frame draw:style-name="gr4" draw:layer="layout" svg:width="2.963cm" svg:height="2.387cm" svg:x="14.246cm" svg:y="11.682cm">
          <draw:text-box>
            <text:p>HSYNC</text:p>
          </draw:text-box>
        </draw:frame>
        <draw:line draw:style-name="gr2" draw:text-style-name="P1" draw:layer="layout" svg:x1="17.082cm" svg:y1="12.558cm" svg:x2="13.959cm" svg:y2="12.558cm">
          <text:p/>
        </draw:line>
        <draw:line draw:style-name="gr2" draw:text-style-name="P1" draw:layer="layout" svg:x1="17.013cm" svg:y1="13.585cm" svg:x2="13.89cm" svg:y2="13.585cm">
          <text:p/>
        </draw:line>
        <draw:line draw:style-name="gr2" draw:text-style-name="P1" draw:layer="layout" svg:x1="17.03cm" svg:y1="10.542cm" svg:x2="13.969cm" svg:y2="10.542cm">
          <text:p/>
        </draw:line>
        <draw:line draw:style-name="gr2" draw:text-style-name="P1" draw:layer="layout" svg:x1="17.081cm" svg:y1="11.567cm" svg:x2="13.958cm" svg:y2="11.567cm">
          <text:p/>
        </draw:line>
        <draw:frame draw:style-name="gr3" draw:layer="layout" svg:width="2.277cm" svg:height="0.963cm" svg:x="14.539cm" svg:y="9.712cm">
          <draw:text-box>
            <text:p>D[7:0]</text:p>
          </draw:text-box>
        </draw:frame>
        <draw:frame draw:style-name="gr5" draw:layer="layout" svg:width="2.277cm" svg:height="0.963cm" svg:x="14.54cm" svg:y="9.713cm">
          <draw:text-box>
            <text:p>D[7:0]</text:p>
          </draw:text-box>
        </draw:frame>
        <draw:frame draw:style-name="gr3" draw:layer="layout" svg:width="1.443cm" svg:height="0.963cm" svg:x="14.895cm" svg:y="10.813cm">
          <draw:text-box>
            <text:p>RE</text:p>
          </draw:text-box>
        </draw:frame>
        <draw:rect draw:style-name="gr1" draw:text-style-name="P1" draw:layer="layout" svg:width="1.035cm" svg:height="3.963cm" svg:x="12.949cm" svg:y="10.089cm">
          <text:p text:style-name="P1">I</text:p>
          <text:p text:style-name="P1">N</text:p>
        </draw:rect>
        <draw:frame draw:style-name="gr4" draw:layer="layout" svg:width="2.963cm" svg:height="2.387cm" svg:x="14.246cm" svg:y="11.683cm">
          <draw:text-box>
            <text:p>HSYNC</text:p>
          </draw:text-box>
        </draw:frame>
        <draw:line draw:style-name="gr2" draw:text-style-name="P1" draw:layer="layout" svg:x1="17.082cm" svg:y1="12.559cm" svg:x2="13.959cm" svg:y2="12.559cm">
          <text:p/>
        </draw:line>
        <draw:line draw:style-name="gr2" draw:text-style-name="P1" draw:layer="layout" svg:x1="17.013cm" svg:y1="13.586cm" svg:x2="13.89cm" svg:y2="13.586cm">
          <text:p/>
        </draw:line>
        <draw:frame draw:style-name="gr4" draw:layer="layout" svg:width="2.963cm" svg:height="2.387cm" svg:x="14.282cm" svg:y="12.797cm">
          <draw:text-box>
            <text:p>VSYNC</text:p>
          </draw:text-box>
        </draw:frame>
        <draw:frame draw:style-name="gr3" draw:layer="layout" svg:width="2.277cm" svg:height="0.963cm" svg:x="14.552cm" svg:y="20.62cm">
          <draw:text-box>
            <text:p>D[7:0]</text:p>
          </draw:text-box>
        </draw:frame>
        <draw:frame draw:style-name="gr3" draw:layer="layout" svg:width="2.277cm" svg:height="0.963cm" svg:x="14.553cm" svg:y="20.621cm">
          <draw:text-box>
            <text:p>D[7:0]</text:p>
          </draw:text-box>
        </draw:frame>
        <draw:frame draw:style-name="gr5" draw:layer="layout" svg:width="1.443cm" svg:height="0.963cm" svg:x="14.908cm" svg:y="21.721cm">
          <draw:text-box>
            <text:p>RE</text:p>
          </draw:text-box>
        </draw:frame>
        <draw:rect draw:style-name="gr1" draw:text-style-name="P1" draw:layer="layout" svg:width="1.035cm" svg:height="3.859cm" svg:x="12.962cm" svg:y="20.997cm">
          <text:p text:style-name="P1">I</text:p>
          <text:p text:style-name="P1">N</text:p>
        </draw:rect>
        <draw:frame draw:style-name="gr4" draw:layer="layout" svg:width="2.963cm" svg:height="2.387cm" svg:x="14.259cm" svg:y="22.591cm">
          <draw:text-box>
            <text:p>HSYNC</text:p>
          </draw:text-box>
        </draw:frame>
        <draw:frame draw:style-name="gr3" draw:layer="layout" svg:width="2.277cm" svg:height="0.963cm" svg:x="14.552cm" svg:y="20.621cm">
          <draw:text-box>
            <text:p>D[7:0]</text:p>
          </draw:text-box>
        </draw:frame>
        <draw:frame draw:style-name="gr3" draw:layer="layout" svg:width="2.277cm" svg:height="0.963cm" svg:x="14.553cm" svg:y="20.622cm">
          <draw:text-box>
            <text:p>D[7:0]</text:p>
          </draw:text-box>
        </draw:frame>
        <draw:frame draw:style-name="gr3" draw:layer="layout" svg:width="1.443cm" svg:height="0.963cm" svg:x="14.908cm" svg:y="21.722cm">
          <draw:text-box>
            <text:p>RE</text:p>
          </draw:text-box>
        </draw:frame>
        <draw:rect draw:style-name="gr1" draw:text-style-name="P1" draw:layer="layout" svg:width="1.035cm" svg:height="3.963cm" svg:x="12.962cm" svg:y="20.998cm">
          <text:p text:style-name="P1">O</text:p>
          <text:p text:style-name="P1">U</text:p>
          <text:p text:style-name="P1">T</text:p>
        </draw:rect>
        <draw:frame draw:style-name="gr4" draw:layer="layout" svg:width="2.963cm" svg:height="2.387cm" svg:x="14.259cm" svg:y="22.592cm">
          <draw:text-box>
            <text:p>HSYNC</text:p>
          </draw:text-box>
        </draw:frame>
        <draw:frame draw:style-name="gr4" draw:layer="layout" svg:width="2.963cm" svg:height="2.387cm" svg:x="14.349cm" svg:y="23.758cm">
          <draw:text-box>
            <text:p>VSYNC</text:p>
          </draw:text-box>
        </draw:frame>
        <draw:line draw:style-name="gr2" draw:text-style-name="P1" draw:layer="layout" svg:x1="13.981cm" svg:y1="21.601cm" svg:x2="16.957cm" svg:y2="21.601cm">
          <text:p/>
        </draw:line>
        <draw:line draw:style-name="gr2" draw:text-style-name="P1" draw:layer="layout" svg:x1="14.051cm" svg:y1="22.593cm" svg:x2="17.027cm" svg:y2="22.593cm">
          <text:p/>
        </draw:line>
        <draw:line draw:style-name="gr2" draw:text-style-name="P1" draw:layer="layout" svg:x1="14.016cm" svg:y1="23.585cm" svg:x2="16.992cm" svg:y2="23.585cm">
          <text:p/>
        </draw:line>
        <draw:line draw:style-name="gr2" draw:text-style-name="P1" draw:layer="layout" svg:x1="14.051cm" svg:y1="24.578cm" svg:x2="17.027cm" svg:y2="24.578cm">
          <text:p/>
        </draw:line>
        <draw:line draw:style-name="gr6" draw:text-style-name="P1" draw:layer="layout" svg:x1="3.482cm" svg:y1="8.996cm" svg:x2="3.549cm" svg:y2="5.969cm">
          <text:p/>
        </draw:line>
        <draw:rect draw:style-name="gr1" draw:text-style-name="P1" draw:layer="layout" svg:width="3.067cm" svg:height="2.044cm" svg:x="7.919cm" svg:y="9.078cm">
          <text:p text:style-name="P1">UART</text:p>
        </draw:rect>
        <draw:line draw:style-name="gr6" draw:text-style-name="P1" draw:layer="layout" svg:x1="8.61cm" svg:y1="9.044cm" svg:x2="8.677cm" svg:y2="6.017cm">
          <text:p/>
        </draw:line>
        <draw:line draw:style-name="gr6" draw:text-style-name="P1" draw:layer="layout" svg:x1="10.017cm" svg:y1="6.048cm" svg:x2="10.047cm" svg:y2="8.97cm">
          <text:p/>
        </draw:line>
        <draw:rect draw:style-name="gr7" draw:text-style-name="P1" draw:layer="layout" svg:width="2.032cm" svg:height="0.85cm" svg:x="10.867cm" svg:y="12.899cm">
          <text:p/>
        </draw:rect>
        <draw:rect draw:style-name="gr7" draw:text-style-name="P1" draw:layer="layout" svg:width="1.96cm" svg:height="0.685cm" svg:x="10.962cm" svg:y="21.191cm">
          <text:p/>
        </draw:rect>
        <draw:rect draw:style-name="gr7" draw:text-style-name="P1" draw:layer="layout" svg:width="0.897cm" svg:height="7.441cm" svg:x="10.891cm" svg:y="13.726cm">
          <text:p/>
        </draw:rect>
        <draw:line draw:style-name="gr2" draw:text-style-name="P1" draw:layer="layout" svg:x1="12.875cm" svg:y1="13.442cm" svg:x2="10.985cm" svg:y2="13.442cm">
          <text:p/>
        </draw:line>
        <draw:line draw:style-name="gr2" draw:text-style-name="P1" draw:layer="layout" svg:x1="11.245cm" svg:y1="13.985cm" svg:x2="11.34cm" svg:y2="21.214cm">
          <text:p/>
        </draw:line>
        <draw:line draw:style-name="gr2" draw:text-style-name="P1" draw:layer="layout" svg:x1="11.269cm" svg:y1="21.569cm" svg:x2="12.851cm" svg:y2="21.6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ley Robinson</meta:initial-creator>
    <meta:creation-date>2014-12-23T10:31:54.98</meta:creation-date>
    <dc:date>2014-12-23T10:57:00.65</dc:date>
    <dc:creator>Ashley Robinson</dc:creator>
    <meta:editing-duration>PT25M22S</meta:editing-duration>
    <meta:editing-cycles>3</meta:editing-cycles>
    <meta:generator>OpenOffice/4.1.1$Win32 OpenOffice.org_project/411m6$Build-9775</meta:generator>
    <meta:document-statistic meta:object-count="46"/>
  </office:meta>
</office:document-meta>
</file>